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4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list-style-name="L1"/>
    <style:style style:name="P18" style:family="paragraph" style:parent-style-name="Heading_20_1" style:master-page-name="First_20_Page">
      <style:paragraph-properties style:page-number="auto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619174864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619174608">
          <text:deletion>
            <office:change-info>
              <dc:creator>Bob Jacobsen</dc:creator>
              <dc:date>2010-10-08T18:05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779950400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619175824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619177872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change-start text:change-id="ct619174864"/>Introduction</text:h>
      <text:p text:style-name="Standard">This specification describes the protocol for transporting OpenLCB events via CAN segments. </text:p>
      <text:h text:style-name="Heading_20_1" text:outline-level="1">References and Context (N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/text:p>
      <text:p text:style-name="P1"><text:change-end text:change-id="ct619174864"/><text:change text:change-id="ct619174608"/><text:change-start text:change-id="ct619175824"/>External certification of parts shall be accepted for conformance to these standards. Conformance with a later version of a standard shall be accepted as conformance with the referenced versions.<text:change-end text:change-id="ct619175824"/><text:change-start text:change-id="ct619177872"/></text:p>
      <text:p text:style-name="Standard"><text:change-end text:change-id="ct61917787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5">Title<text:tab/>1</text:p>
          <text:p text:style-name="P15">Section Title<text:tab/>2</text:p>
          <text:p text:style-name="P15">Section Title<text:tab/>2</text:p>
        </text:index-body>
      </text:table-of-conten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7307296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7307310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73072960"/><text:change-start text:change-id="ct673073104"/>OpenLCB-CAN Praesent Gravida Standard or Technical Note<text:change-end text:change-id="ct673073104"/></text:p>
      </style:header>
      <style:footer>
        <text:tracked-changes>
          <text:changed-region text:id="ct1256694480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67307236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73066544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256694480"/><text:change-start text:change-id="ct673072368"/><text:span text:style-name="MT2">Copyright 2010, by J. Day, D. Harris, B. Jacobsen, and A. Shepherd</text:span><text:change-end text:change-id="ct673072368"/><text:change text:change-id="ct67306654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36:05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19110032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61911012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19107216">
            <text:insertion>
              <office:change-info>
                <dc:creator>Bob Jacobsen</dc:creator>
                <dc:date>2010-10-08T18:05:00</dc:date>
              </office:change-info>
            </text:insertion>
          </text:changed-region>
          <text:changed-region text:id="ct619107360">
            <text:deletion>
              <office:change-info>
                <dc:creator>Bob Jacobsen</dc:creator>
                <dc:date>2010-10-08T18:05:00</dc:date>
              </office:change-info>
              <text:p text:style-name="MP9">(title)</text:p>
            </text:deletion>
          </text:changed-region>
          <text:changed-region text:id="ct619107472">
            <text:insertion>
              <office:change-info>
                <dc:creator>Bob Jacobsen</dc:creator>
                <dc:date>2010-10-08T18:05:00</dc:date>
              </office:change-info>
            </text:insertion>
          </text:changed-region>
          <text:changed-region text:id="ct619107792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61911313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19113264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619113376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7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2110892388451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619110032"/><text:change-start text:change-id="ct619110128"/>OpenLCB St<text:change-end text:change-id="ct619110128"/><text:change-start text:change-id="ct619107216"/>andard<text:change-end text:change-id="ct61910721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619107360"/><text:change-start text:change-id="ct619107472"/>OpenLCB-CAN Event Transport<text:change-end text:change-id="ct61910747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619107792"/><text:change-start text:change-id="ct619113136"/><text:date style:data-style-name="N37" text:date-value="2010-10-08T17:19:56" text:fixed="true">10/08/10</text:date><text:change-end text:change-id="ct619113136"/></text:p>
            </table:table-cell>
            <table:table-cell table:style-name="Table1.C1" office:value-type="string">
              <text:p text:style-name="MP9"><text:change text:change-id="ct619113264"/><text:change-start text:change-id="ct619113376"/>Preliminary<text:change-end text:change-id="ct619113376"/></text:p>
            </table:table-cell>
          </table:table-row>
        </table:table>
        <text:p text:style-name="Header"/>
      </style:header>
      <style:footer>
        <text:tracked-changes>
          <text:changed-region text:id="ct1051000464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61910222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19108528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1051000464"/><text:change-start text:change-id="ct619102224"/><text:span text:style-name="MT4">10</text:span><text:change-end text:change-id="ct619102224"/><text:span text:style-name="MT4">, by J. Day, D. Harris, B. Jacobsen, </text:span><text:change text:change-id="ct619108528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36:05.99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Event Transport Standard</dc:title>
    <meta:initial-creator>Alex Shepherd</meta:initial-creator>
    <meta:creation-date>2009-01-22T07:11:27</meta:creation-date>
    <meta:editing-cycles>52</meta:editing-cycles>
    <meta:editing-duration>PT11H55M10S</meta:editing-duration>
    <meta:generator>OpenOffice.org/3.2$Unix OpenOffice.org_project/320m18$Build-9502</meta:generator>
    <dc:date>2010-10-10T17:36:06</dc:date>
    <dc:creator>Bob Jacobsen</dc:creator>
    <meta:keyword>OpenLCB-CAN Event Transport</meta:keyword>
    <meta:document-statistic meta:table-count="1" meta:image-count="1" meta:object-count="0" meta:page-count="2" meta:paragraph-count="37" meta:word-count="285" meta:character-count="1904"/>
    <meta:user-defined meta:name="Info 1"/>
    <meta:user-defined meta:name="Info 2"/>
    <meta:user-defined meta:name="Info 3"/>
    <meta:user-defined meta:name="Info 4"/>
  </office:meta>
</office:document-meta>
</file>